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6cb90" officeooo:paragraph-rsid="0006cb90"/>
    </style:style>
    <style:style style:name="P2" style:family="paragraph" style:parent-style-name="Standard">
      <style:paragraph-properties fo:text-align="center" style:justify-single-word="false"/>
      <style:text-properties officeooo:rsid="0006cb90" officeooo:paragraph-rsid="0006cb90"/>
    </style:style>
    <style:style style:name="P3" style:family="paragraph" style:parent-style-name="Standard">
      <style:paragraph-properties fo:text-align="justify" style:justify-single-word="false"/>
      <style:text-properties officeooo:rsid="0006cb90" officeooo:paragraph-rsid="00092b53"/>
    </style:style>
    <style:style style:name="P4" style:family="paragraph" style:parent-style-name="Standard">
      <style:paragraph-properties fo:text-align="center" style:justify-single-word="false"/>
      <style:text-properties fo:font-size="14pt" officeooo:rsid="0006cb90" officeooo:paragraph-rsid="0006cb90" style:font-size-asian="14pt" style:font-size-complex="14pt"/>
    </style:style>
    <style:style style:name="P5" style:family="paragraph" style:parent-style-name="Standard">
      <style:paragraph-properties fo:text-align="justify" style:justify-single-word="false"/>
      <style:text-properties officeooo:rsid="00092b53" officeooo:paragraph-rsid="00092b53"/>
    </style:style>
    <style:style style:name="P6" style:family="paragraph" style:parent-style-name="Standard">
      <style:paragraph-properties fo:text-align="justify" style:justify-single-word="false"/>
      <style:text-properties officeooo:rsid="000c126c" officeooo:paragraph-rsid="000c126c"/>
    </style:style>
    <style:style style:name="P7" style:family="paragraph" style:parent-style-name="Standard">
      <style:paragraph-properties fo:text-align="justify" style:justify-single-word="false"/>
      <style:text-properties officeooo:rsid="00136813" officeooo:paragraph-rsid="00136813"/>
    </style:style>
    <style:style style:name="P8" style:family="paragraph" style:parent-style-name="Standard">
      <style:paragraph-properties fo:text-align="justify" style:justify-single-word="false"/>
      <style:text-properties officeooo:rsid="00136813" officeooo:paragraph-rsid="00136813"/>
    </style:style>
    <style:style style:name="P9" style:family="paragraph" style:parent-style-name="Standard">
      <style:paragraph-properties fo:text-align="justify" style:justify-single-word="false"/>
      <style:text-properties officeooo:rsid="0006cb90" officeooo:paragraph-rsid="00186710"/>
    </style:style>
    <style:style style:name="P10" style:family="paragraph" style:parent-style-name="Standard">
      <style:paragraph-properties fo:text-align="justify" style:justify-single-word="false"/>
      <style:text-properties officeooo:rsid="0006cb90" officeooo:paragraph-rsid="00092b53"/>
    </style:style>
    <style:style style:name="P11" style:family="paragraph" style:parent-style-name="Standard">
      <style:paragraph-properties fo:text-align="justify" style:justify-single-word="false"/>
      <style:text-properties fo:font-weight="bold" officeooo:rsid="00136813" officeooo:paragraph-rsid="00136813" style:font-weight-asian="bold" style:font-weight-complex="bold"/>
    </style:style>
    <style:style style:name="P12" style:family="paragraph" style:parent-style-name="Standard">
      <style:paragraph-properties fo:text-align="justify" style:justify-single-word="false"/>
      <style:text-properties fo:font-weight="bold" officeooo:rsid="000a8abd" officeooo:paragraph-rsid="000a8abd" style:font-weight-asian="bold" style:font-weight-complex="bold"/>
    </style:style>
    <style:style style:name="P13" style:family="paragraph" style:parent-style-name="Standard">
      <style:text-properties fo:font-weight="bold" officeooo:rsid="00172047" officeooo:paragraph-rsid="00172047" style:font-weight-asian="bold" style:font-weight-complex="bold"/>
    </style:style>
    <style:style style:name="P14" style:family="paragraph" style:parent-style-name="Standard">
      <style:paragraph-properties fo:text-align="center" style:justify-single-word="false"/>
      <style:text-properties fo:font-size="14pt" officeooo:rsid="0006cb90" officeooo:paragraph-rsid="0006cb90" style:font-size-asian="14pt" style:font-size-complex="14pt"/>
    </style:style>
    <style:style style:name="P15" style:family="paragraph" style:parent-style-name="Standard">
      <style:paragraph-properties fo:text-align="justify" style:justify-single-word="false"/>
      <style:text-properties officeooo:rsid="00172047" officeooo:paragraph-rsid="00172047"/>
    </style:style>
    <style:style style:name="P16" style:family="paragraph" style:parent-style-name="Standard" style:list-style-name="L1">
      <style:paragraph-properties fo:text-align="justify" style:justify-single-word="false"/>
      <style:text-properties officeooo:rsid="001ccb0a" officeooo:paragraph-rsid="001ccb0a"/>
    </style:style>
    <style:style style:name="P17" style:family="paragraph" style:parent-style-name="Standard" style:list-style-name="L1">
      <style:paragraph-properties fo:text-align="justify" style:justify-single-word="false"/>
      <style:text-properties officeooo:rsid="001d7961" officeooo:paragraph-rsid="001d7961"/>
    </style:style>
    <style:style style:name="P18" style:family="paragraph" style:parent-style-name="Standard">
      <style:paragraph-properties fo:text-align="center" style:justify-single-word="false"/>
      <style:text-properties fo:font-size="16pt" fo:font-weight="bold" officeooo:rsid="0006cb90" officeooo:paragraph-rsid="0006cb90" style:font-size-asian="16pt" style:font-weight-asian="bold" style:font-size-complex="16pt" style:font-weight-complex="bold"/>
    </style:style>
    <style:style style:name="T1" style:family="text">
      <style:text-properties officeooo:rsid="0006d94c"/>
    </style:style>
    <style:style style:name="T2" style:family="text">
      <style:text-properties fo:font-weight="bold" style:font-weight-asian="bold" style:font-weight-complex="bold"/>
    </style:style>
    <style:style style:name="T3" style:family="text">
      <style:text-properties fo:font-weight="bold" officeooo:rsid="0006d94c" style:font-weight-asian="bold" style:font-weight-complex="bold"/>
    </style:style>
    <style:style style:name="T4" style:family="text">
      <style:text-properties fo:font-weight="bold" officeooo:rsid="00103783" style:font-weight-asian="bold" style:font-weight-complex="bold"/>
    </style:style>
    <style:style style:name="T5" style:family="text">
      <style:text-properties fo:font-weight="bold" officeooo:rsid="000e5f5f" style:font-weight-asian="bold" style:font-weight-complex="bold"/>
    </style:style>
    <style:style style:name="T6" style:family="text">
      <style:text-properties officeooo:rsid="000772ca"/>
    </style:style>
    <style:style style:name="T7" style:family="text">
      <style:text-properties officeooo:rsid="000e5f5f"/>
    </style:style>
    <style:style style:name="T8" style:family="text">
      <style:text-properties officeooo:rsid="0011dd1b"/>
    </style:style>
    <style:style style:name="T9" style:family="text">
      <style:text-properties officeooo:rsid="00136813"/>
    </style:style>
    <style:style style:name="T10" style:family="text">
      <style:text-properties fo:font-style="italic" officeooo:rsid="000e5f5f" style:font-style-asian="italic" style:font-style-complex="italic"/>
    </style:style>
    <style:style style:name="T11" style:family="text">
      <style:text-properties officeooo:rsid="001ccb0a"/>
    </style:style>
    <style:style style:name="T12" style:family="text">
      <style:text-properties officeooo:rsid="001ea04f"/>
    </style:style>
    <style:style style:name="T13" style:family="text">
      <style:text-properties officeooo:rsid="0021b507"/>
    </style:style>
    <style:style style:name="T14" style:family="text">
      <style:text-properties officeooo:rsid="0022ce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ABORATORIO VIRTUALE DI FONDAMENTI DI AUTOMATICA</text:p>
      <text:p text:style-name="P4"/>
      <text:p text:style-name="P4">– ISTRUZIONI –</text:p>
      <text:p text:style-name="P4"/>
      <text:p text:style-name="P2"/>
      <text:p text:style-name="P1"/>
      <text:p text:style-name="P11">STEP 1</text:p>
      <text:p text:style-name="P7">Installare Matlab dai servizi online del Politecnico seguendo le istruzioni disponibili all’URL</text:p>
      <text:p text:style-name="P7"/>
      <text:p text:style-name="P7"><text:tab/><text:a xlink:type="simple" xlink:href="https://www.software.polimi.it/software-download/studenti/" text:style-name="Internet_20_link" text:visited-style-name="Visited_20_Internet_20_Link">https://www.software.polimi.it/software-download/studenti/</text:a></text:p>
      <text:p text:style-name="P7"/>
      <text:p text:style-name="P7"/>
      <text:p text:style-name="P12">STEP <text:span text:style-name="T9">2</text:span></text:p>
      <text:p text:style-name="P3">Scaricare e installare la suite OpenModelica, <text:span text:style-name="T1">nella versione </text:span><text:span text:style-name="T3">“</text:span><text:span text:style-name="T4">official release”</text:span><text:span text:style-name="T1"> per windows o Linux,</text:span> dal sit<text:span text:style-name="T6">o</text:span></text:p>
      <text:p text:style-name="P3"/>
      <text:p text:style-name="P9"><text:span text:style-name="T6"><text:tab/></text:span><text:a xlink:type="simple" xlink:href="https://www.openmodelica.org/" text:style-name="Internet_20_link" text:visited-style-name="Visited_20_Internet_20_Link"><text:span text:style-name="T6">h</text:span></text:a><text:a xlink:type="simple" xlink:href="https://www.openmodelica.org/" text:style-name="Internet_20_link" text:visited-style-name="Visited_20_Internet_20_Link">t</text:a><text:a xlink:type="simple" xlink:href="https://www.openmodelica.org/" text:style-name="Internet_20_link" text:visited-style-name="Visited_20_Internet_20_Link"><text:span text:style-name="T6">t</text:span></text:a><text:a xlink:type="simple" xlink:href="https://www.openmodelica.org/" text:style-name="Internet_20_link" text:visited-style-name="Visited_20_Internet_20_Link">ps://www.openmodelica.org</text:a></text:p>
      <text:p text:style-name="P9"/>
      <text:p text:style-name="P9"><text:span text:style-name="T8">Per chi usa macOS la soluzione più pratica è usare una macchina virtuale Linux (si consiglia ubuntu in quanto distribuzione abbondantemente testata a questo scopo).</text:span></text:p>
      <text:p text:style-name="P3"/>
      <text:p text:style-name="P12">STEP <text:span text:style-name="T9">3</text:span></text:p>
      <text:p text:style-name="P5"><text:span text:style-name="T14">Ottenere</text:span> la libreria Modelica clonando il repository git</text:p>
      <text:p text:style-name="P5"/>
      <text:p text:style-name="P5"><text:tab/><text:a xlink:type="simple" xlink:href="https://github.com/looms-polimi/FdA_Lab.git" text:style-name="Internet_20_link" text:visited-style-name="Visited_20_Internet_20_Link">https://github.com/looms-polimi/FdA_Lab.git</text:a></text:p>
      <text:p text:style-name="P5"/>
      <text:p text:style-name="P6">oppure scaricando il materiale in formato zip dalla medesima pagina <text:span text:style-name="T13">tramite il pulsante </text:span><text:span text:style-name="T5">Clone or download</text:span><text:span text:style-name="T7">. La cartella così ottenuta (clonando o scompattando lo zip scaricato) contiene informazioni di licenza, documentazione e un’ulteriore cartella, di nome </text:span><text:span text:style-name="T5">FdA_Lab</text:span><text:span text:style-name="T7">, che costituisce la libreria vera e propria. Questa seconda cartella può essere spostata ovunque nel file system ma il suo nome </text:span><text:span text:style-name="T10">non deve essere cambiato</text:span><text:span text:style-name="T7">. Nell’ottica di seguire futuri aggiornamenti si consiglia comunque di mantenere la cartella nel luogo da cui si effettueranno eventuali successivi git pull dal repository. Le slide da impiegarsi durante le sedute di laboratorio si trovano, insieme a una copia di questo documento, nella cartella </text:span><text:span text:style-name="T5">FdA_courseware</text:span><text:span text:style-name="T7">.</text:span></text:p>
      <text:p text:style-name="P3"/>
      <text:p text:style-name="P13">STEP 4</text:p>
      <text:p text:style-name="P15">Verificare <text:span text:style-name="T11">il corretto caricamento e funzionamento della </text:span>libreria. <text:span text:style-name="T11">Allo scopo</text:span></text:p>
      <text:p text:style-name="P15"/>
      <text:list xml:id="list28939828" text:style-name="L1">
        <text:list-item>
          <text:p text:style-name="P16">aprire l’ambiente di sviluppo e simulazione OMEdit, installato con OpenModelica;</text:p>
        </text:list-item>
        <text:list-item>
          <text:p text:style-name="P17">dal menu <text:span text:style-name="T2">File</text:span> selezionare <text:span text:style-name="T2">Open Model/Library File(s)</text:span>;</text:p>
        </text:list-item>
        <text:list-item>
          <text:p text:style-name="P17">portarsi nella cartella <text:span text:style-name="T2">FdA_Lab</text:span> dove si trova il file <text:span text:style-name="T2">package.mo</text:span>;</text:p>
        </text:list-item>
        <text:list-item>
          <text:p text:style-name="P17">selezionare questo file e dare OK per aprirlo;</text:p>
        </text:list-item>
        <text:list-item>
          <text:p text:style-name="P17">verificare che nel Library Browser (parte sinistra della finestra di OMEdit) sia comparsa la libreria appena caricata (icona con <text:s/>una <text:span text:style-name="T2">L</text:span> al suo interno);</text:p>
        </text:list-item>
        <text:list-item>
          <text:p text:style-name="P17">navigando tale libreria come fosse una struttura di cartelle, aprire il package <text:span text:style-name="T2">Experiments</text:span> e quindi il modello <text:span text:style-name="T2">Exp001_OL</text:span> tramite doppio click;</text:p>
        </text:list-item>
        <text:list-item>
          <text:p text:style-name="P17">verificare che il modello si apra nella parte destra della finestra;</text:p>
        </text:list-item>
        <text:list-item>
          <text:p text:style-name="P17">dal menu <text:span text:style-name="T2">Simulation</text:span> dare il comando <text:span text:style-name="T2">Simulate</text:span>;</text:p>
        </text:list-item>
        <text:list-item>
          <text:p text:style-name="P17">verificare che al temrine della simulazione (indipendentemente dalle eventuali diagnostiche intermedie) nella finestra Simulation <text:span text:style-name="T12">O</text:span>utput – che potrebbe finire sotto quella di OMEdit al temine della simulazione - compaia il messaggio “the simulation finished successful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1:00:29.297012944</meta:creation-date>
    <meta:generator>LibreOffice/6.0.7.3$Linux_X86_64 LibreOffice_project/00m0$Build-3</meta:generator>
    <dc:date>2020-05-01T00:05:12.133945765</dc:date>
    <meta:editing-duration>PT3H54M4S</meta:editing-duration>
    <meta:editing-cycles>26</meta:editing-cycles>
    <meta:document-statistic meta:table-count="0" meta:image-count="0" meta:object-count="0" meta:page-count="1" meta:paragraph-count="24" meta:word-count="337" meta:character-count="2382" meta:non-whitespace-character-count="2071"/>
  </office:meta>
</office:document-meta>
</file>